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" svg:font-family=""/>
    <style:font-face style:name="Fira Code Light" svg:font-family="'Fira Code Light'"/>
    <style:font-face style:name="FreeSans1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Fira Code" svg:font-family="'Fira Code'" style:font-pitch="variable"/>
    <style:font-face style:name="Kalameh" svg:font-family="Kalameh" style:font-pitch="variable"/>
    <style:font-face style:name="Liberation Serif" svg:font-family="'Liberation Serif'" style:font-family-generic="roman" style:font-pitch="variable"/>
    <style:font-face style:name="IRANSansWeb2" svg:font-family="IRANSansWeb" style:font-adornments="Bold" style:font-family-generic="swiss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rsColumns" style:family="table" style:master-page-name="">
      <style:table-properties style:width="6.7083in" fo:margin-left="-0.0063in" style:page-number="auto" table:align="left" style:shadow="none" style:may-break-between-rows="true" style:writing-mode="rl-tb" table:border-model="collapsing"/>
    </style:style>
    <style:style style:name="UsersColumns.A" style:family="table-column">
      <style:table-column-properties style:column-width="1.7708in"/>
    </style:style>
    <style:style style:name="UsersColumns.B" style:family="table-column">
      <style:table-column-properties style:column-width="2.8125in"/>
    </style:style>
    <style:style style:name="UsersColumns.C" style:family="table-column">
      <style:table-column-properties style:column-width="0.9375in"/>
    </style:style>
    <style:style style:name="UsersColumns.D" style:family="table-column">
      <style:table-column-properties style:column-width="0.8125in"/>
    </style:style>
    <style:style style:name="UsersColumns.E" style:family="table-column">
      <style:table-column-properties style:column-width="0.375in"/>
    </style:style>
    <style:style style:name="UsersColumns.1" style:family="table-row">
      <style:table-row-properties fo:keep-together="auto"/>
    </style:style>
    <style:style style:name="UsersColumns.A1" style:family="table-cell">
      <style:table-cell-properties style:vertical-align="middle" fo:background-color="transparent" fo:padding="0in" fo:border-left="none" fo:border-right="none" fo:border-top="0.75pt solid #ffffff" fo:border-bottom="0.75pt solid #ffffff" style:writing-mode="page">
        <style:background-image/>
      </style:table-cell-properties>
    </style:style>
    <style:style style:name="UsersColumns.A2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B2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C2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D2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E2" style:family="table-cell" style:data-style-name="N20000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A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3" style:family="table-cell" style:data-style-name="N2000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5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C5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D5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8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C8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D8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1305cd"/>
    </style:style>
    <style:style style:name="P2" style:family="paragraph" style:parent-style-name="Heading_20_1">
      <style:paragraph-properties fo:text-align="end" style:justify-single-word="false" style:writing-mode="rl-tb"/>
      <style:text-properties officeooo:paragraph-rsid="00427532"/>
    </style:style>
    <style:style style:name="P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44530c" officeooo:paragraph-rsid="0044530c"/>
    </style:style>
    <style:style style:name="P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7" style:family="paragraph" style:parent-style-name="Standard">
      <style:paragraph-properties fo:text-align="end" style:justify-single-word="false" style:writing-mode="rl-tb"/>
      <style:text-properties fo:color="#fff5ce" officeooo:paragraph-rsid="004b72ac"/>
    </style:style>
    <style:style style:name="P8" style:family="paragraph" style:parent-style-name="Standard">
      <style:paragraph-properties fo:text-align="start" style:justify-single-word="false" style:writing-mode="lr-tb"/>
      <style:text-properties fo:color="#fff5ce" officeooo:rsid="004b72ac" officeooo:paragraph-rsid="004b72ac"/>
    </style:style>
    <style:style style:name="P9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4e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7e4" officeooo:paragraph-rsid="004f4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504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7c83" officeooo:paragraph-rsid="00557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57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5a6b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5e7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fa5" officeooo:paragraph-rsid="0061e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691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officeooo:paragraph-rsid="00152b8b"/>
    </style:style>
    <style:style style:name="P23" style:family="paragraph" style:parent-style-name="Text_20_body">
      <style:paragraph-properties fo:text-align="center" style:justify-single-word="false"/>
      <style:text-properties officeooo:paragraph-rsid="001305cd"/>
    </style:style>
    <style:style style:name="P2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3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3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3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3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4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4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4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7e4" officeooo:paragraph-rsid="00504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4f4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533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ce" officeooo:paragraph-rsid="00516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57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1efa" officeooo:paragraph-rsid="00591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61e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648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66f1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4ee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27532"/>
    </style:style>
    <style:style style:name="T17" style:family="text">
      <style:text-properties officeooo:rsid="0044be34"/>
    </style:style>
    <style:style style:name="T18" style:family="text">
      <style:text-properties officeooo:rsid="004a25f2"/>
    </style:style>
    <style:style style:name="T19" style:family="text">
      <style:text-properties officeooo:rsid="004a2a4c"/>
    </style:style>
    <style:style style:name="T20" style:family="text">
      <style:text-properties officeooo:rsid="004a8d5e"/>
    </style:style>
    <style:style style:name="T21" style:family="text">
      <style:text-properties officeooo:rsid="004e961f"/>
    </style:style>
    <style:style style:name="T22" style:family="text">
      <style:text-properties officeooo:rsid="004f81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Data</text:span><text:span text:style-name="T3">b</text:span><text:span text:style-name="T2">ase Design Documentation</text:span><text:span text:style-name="T1"> </text:span></text:h>
      <text:p text:style-name="P24"/>
      <text:p text:style-name="P23"/>
      <text:h text:style-name="P3" text:outline-level="2">Global Attributes</text:h>
      <text:p text:style-name="P22"/>
      <text:list xml:id="list4037497037" text:style-name="L1">
        <text:list-item>
          <text:p text:style-name="P25"><text:span text:style-name="T4">Id <text:s/>: <text:s/></text:span><text:span text:style-name="T5">این فیلد یک unique id برای هر row میباشد </text:span></text:p>
          <text:list>
            <text:list-item>
              <text:p text:style-name="P30">نوع : big int </text:p>
            </text:list-item>
            <text:list-item>
              <text:p text:style-name="P31">ویژگی ها : unsigned , index , unique , <text:span text:style-name="T6">primary key </text:span><text:span text:style-name="T7"><text:s/></text:span><text:span text:style-name="T8">autoincremen</text:span><text:span text:style-name="T21">t , not nullable</text:span></text:p>
            </text:list-item>
          </text:list>
        </text:list-item>
      </text:list>
      <text:p text:style-name="P32"/>
      <text:p text:style-name="P32"/>
      <text:list xml:id="list163051547311480" text:continue-numbering="true" text:style-name="L1">
        <text:list-item>
          <text:p text:style-name="P34">email : این فیلد برای ذخیره سازی ایمیل میباشد </text:p>
          <text:list>
            <text:list-item>
              <text:p text:style-name="P34">نوع : <text:span text:style-name="T9">varchar(64)</text:span></text:p>
            </text:list-item>
            <text:list-item>
              <text:p text:style-name="P35">ویژگی ها :‌ <text:span text:style-name="T10">index</text:span></text:p>
            </text:list-item>
          </text:list>
        </text:list-item>
      </text:list>
      <text:p text:style-name="P32"/>
      <text:list xml:id="list163050172199704" text:continue-numbering="true" text:style-name="L1">
        <text:list-item>
          <text:p text:style-name="P36">created_at : این فیلد برای ذخیره تاریخ ایجاد یک سطر در جداول استفاده میشود !!!!</text:p>
          <text:list>
            <text:list-item>
              <text:p text:style-name="P37">نوع :‌ <text:span text:style-name="T12">timestamp </text:span></text:p>
            </text:list-item>
            <text:list-item>
              <text:p text:style-name="P40">ویژگی ها : <text:span text:style-name="T15">nullable</text:span></text:p>
            </text:list-item>
          </text:list>
        </text:list-item>
      </text:list>
      <text:p text:style-name="P39"/>
      <text:p text:style-name="P33"/>
      <text:list xml:id="list163051028928596" text:continue-numbering="true" text:style-name="L1">
        <text:list-item>
          <text:p text:style-name="P2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38">نوع :‌ <text:span text:style-name="T12">timestamp </text:span></text:p>
            </text:list-item>
            <text:list-item>
              <text:p text:style-name="P41">ویژگی ها : <text:span text:style-name="T15">nullable</text:span></text:p>
            </text:list-item>
          </text:list>
        </text:list-item>
      </text:list>
      <text:p text:style-name="P42"/>
      <text:p text:style-name="P42"/>
      <text:p text:style-name="P42"/>
      <text:list xml:id="list163050103813265" text:continue-numbering="true" text:style-name="L1">
        <text:list-item>
          <text:p text:style-name="P44"><text:soft-page-break/>name : این فیلد برای ذخیره نام کاربران در جدول های است !!!!</text:p>
          <text:list>
            <text:list-item>
              <text:p text:style-name="P27"><text:span text:style-name="T18">نوع : varchar</text:span><text:span text:style-name="T19">(</text:span><text:span text:style-name="T20">42</text:span><text:span text:style-name="T19">)</text:span></text:p>
            </text:list-item>
            <text:list-item>
              <text:p text:style-name="P45">ویژگی : <text:span text:style-name="T22">not nullable , index</text:span></text:p>
            </text:list-item>
          </text:list>
        </text:list-item>
      </text:list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oft-page-break/></text:p>
      <text:h text:style-name="P2" text:outline-level="1"><text:span text:style-name="T16">Tables</text:span></text:h>
      <text:p text:style-name="P28"/>
      <text:list xml:id="list390945932" text:style-name="L3">
        <text:list-item>
          <text:p text:style-name="P4">Users : <text:span text:style-name="T17">این جدول برای ذخیره کاربر های موجود در سیستم است !!!!</text:span></text:p>
          <text:list>
            <text:list-item>
              <text:p text:style-name="P6">ستون ها : </text:p>
            </text:list-item>
          </text:list>
        </text:list-item>
      </text:list>
      <text:p text:style-name="P8"/>
      <table:table table:name="UsersColumns" table:style-name="UsersColumns" table:template-name="Academic">
        <table:table-column table:style-name="UsersColumns.A"/>
        <table:table-column table:style-name="UsersColumns.B"/>
        <table:table-column table:style-name="UsersColumns.C"/>
        <table:table-column table:style-name="UsersColumns.D"/>
        <table:table-column table:style-name="UsersColumns.E"/>
        <table:table-row table:style-name="UsersColumns.1">
          <table:table-cell table:style-name="UsersColumns.A1" office:value-type="string">
            <text:p text:style-name="P12">Comment</text:p>
          </table:table-cell>
          <table:table-cell table:style-name="UsersColumns.A1" office:value-type="string">
            <text:p text:style-name="P12">Attributes</text:p>
          </table:table-cell>
          <table:table-cell table:style-name="UsersColumns.A1" office:value-type="string">
            <text:p text:style-name="P12">DataType</text:p>
          </table:table-cell>
          <table:table-cell table:style-name="UsersColumns.A1" office:value-type="string">
            <text:p text:style-name="P12">Name</text:p>
          </table:table-cell>
          <table:table-cell table:style-name="UsersColumns.A1" office:value-type="string">
            <text:p text:style-name="P12">#</text:p>
          </table:table-cell>
        </table:table-row>
        <table:table-row table:style-name="UsersColumns.1">
          <table:table-cell table:style-name="UsersColumns.A2" office:value-type="string">
            <text:p text:style-name="P11"/>
          </table:table-cell>
          <table:table-cell table:style-name="UsersColumns.B2" office:value-type="string">
            <text:p text:style-name="P56"><text:s/>unsigned , index , unique , <text:span text:style-name="T6">primary key , </text:span><text:span text:style-name="T8">autoincremen</text:span><text:span text:style-name="T21">t , not nullable</text:span></text:p>
          </table:table-cell>
          <table:table-cell table:style-name="UsersColumns.C2" office:value-type="string">
            <text:p text:style-name="P12">Big integer </text:p>
          </table:table-cell>
          <table:table-cell table:style-name="UsersColumns.D2" office:value-type="string">
            <text:p text:style-name="P12">Id</text:p>
          </table:table-cell>
          <table:table-cell table:style-name="UsersColumns.E2" office:value-type="float" office:value="1">
            <text:p text:style-name="P12">1</text:p>
          </table:table-cell>
        </table:table-row>
        <table:table-row table:style-name="UsersColumns.1">
          <table:table-cell table:style-name="UsersColumns.A3" office:value-type="string">
            <text:p text:style-name="P11"/>
          </table:table-cell>
          <table:table-cell table:style-name="UsersColumns.B3" office:value-type="float" office:value="0">
            <text:p text:style-name="P46"><text:span text:style-name="T22">not nullable , index</text:span></text:p>
          </table:table-cell>
          <table:table-cell table:style-name="UsersColumns.B3" office:value-type="float" office:value="0">
            <text:p text:style-name="P47"><text:span text:style-name="T18">varchar</text:span><text:span text:style-name="T19">(</text:span><text:span text:style-name="T20">42</text:span><text:span text:style-name="T19">)</text:span></text:p>
          </table:table-cell>
          <table:table-cell table:style-name="UsersColumns.B3" office:value-type="float" office:value="0">
            <text:p text:style-name="P13">name</text:p>
          </table:table-cell>
          <table:table-cell table:style-name="UsersColumns.B3" office:value-type="float" office:value="2">
            <text:p text:style-name="P13">2</text:p>
          </table:table-cell>
        </table:table-row>
        <table:table-row table:style-name="UsersColumns.1">
          <table:table-cell table:style-name="UsersColumns.A3" office:value-type="string">
            <text:p text:style-name="P11"/>
          </table:table-cell>
          <table:table-cell table:style-name="UsersColumns.B4" office:value-type="string">
            <text:p text:style-name="P48">Not null , index , unique</text:p>
          </table:table-cell>
          <table:table-cell table:style-name="UsersColumns.C4" office:value-type="string">
            <text:p text:style-name="P49"><text:span text:style-name="T9">varchar(64)</text:span></text:p>
          </table:table-cell>
          <table:table-cell table:style-name="UsersColumns.D4" office:value-type="string">
            <text:p text:style-name="P14">email</text:p>
          </table:table-cell>
          <table:table-cell table:style-name="UsersColumns.B3" office:value-type="float" office:value="3">
            <text:p text:style-name="P14">3</text:p>
          </table:table-cell>
        </table:table-row>
        <table:table-row table:style-name="UsersColumns.1">
          <table:table-cell table:style-name="UsersColumns.A2" office:value-type="string">
            <text:p text:style-name="P11"/>
          </table:table-cell>
          <table:table-cell table:style-name="UsersColumns.B5" office:value-type="string">
            <text:p text:style-name="P51">Not null </text:p>
          </table:table-cell>
          <table:table-cell table:style-name="UsersColumns.C5" office:value-type="string">
            <text:p text:style-name="P50">varchar(60)</text:p>
          </table:table-cell>
          <table:table-cell table:style-name="UsersColumns.D5" office:value-type="string">
            <text:p text:style-name="P16">password</text:p>
          </table:table-cell>
          <table:table-cell table:style-name="UsersColumns.E2" office:value-type="float" office:value="4">
            <text:p text:style-name="P15">4</text:p>
          </table:table-cell>
        </table:table-row>
        <table:table-row table:style-name="UsersColumns.1">
          <table:table-cell table:style-name="UsersColumns.A3" office:value-type="string">
            <text:p text:style-name="P21">این فیلد برای active بودن یا نبودن user طراحی شده !!!!</text:p>
          </table:table-cell>
          <table:table-cell table:style-name="UsersColumns.B6" office:value-type="string">
            <text:p text:style-name="P55">Defualt 1</text:p>
          </table:table-cell>
          <table:table-cell table:style-name="UsersColumns.C6" office:value-type="string">
            <text:p text:style-name="P54">varchar(1)</text:p>
          </table:table-cell>
          <table:table-cell table:style-name="UsersColumns.D6" office:value-type="string">
            <text:p text:style-name="P19">status</text:p>
          </table:table-cell>
          <table:table-cell table:style-name="UsersColumns.B3" office:value-type="float" office:value="5">
            <text:p text:style-name="P17">5</text:p>
          </table:table-cell>
        </table:table-row>
        <table:table-row>
          <table:table-cell table:style-name="UsersColumns.A3" office:value-type="string">
            <text:p text:style-name="P9"/>
          </table:table-cell>
          <table:table-cell table:style-name="UsersColumns.B7" office:value-type="string">
            <text:p text:style-name="P53">nullable</text:p>
          </table:table-cell>
          <table:table-cell table:style-name="UsersColumns.C7" office:value-type="string">
            <text:p text:style-name="P53">timestamp</text:p>
          </table:table-cell>
          <table:table-cell table:style-name="UsersColumns.D7" office:value-type="string">
            <text:p text:style-name="P20">created_at</text:p>
          </table:table-cell>
          <table:table-cell table:style-name="UsersColumns.B3">
            <text:p text:style-name="P10"/>
          </table:table-cell>
        </table:table-row>
        <table:table-row table:style-name="UsersColumns.1">
          <table:table-cell table:style-name="UsersColumns.A2" office:value-type="string">
            <text:p text:style-name="P11"/>
          </table:table-cell>
          <table:table-cell table:style-name="UsersColumns.B8" office:value-type="string">
            <text:p text:style-name="P52">nullable</text:p>
          </table:table-cell>
          <table:table-cell table:style-name="UsersColumns.C8" office:value-type="string">
            <text:p text:style-name="P52">timestamp</text:p>
          </table:table-cell>
          <table:table-cell table:style-name="UsersColumns.D8" office:value-type="string">
            <text:p text:style-name="P18">updated_at</text:p>
          </table:table-cell>
          <table:table-cell table:style-name="UsersColumns.E2" office:value-type="float" office:value="6">
            <text:p text:style-name="P18">6</text:p>
          </table:table-cell>
        </table:table-row>
      </table:table>
      <text:p text:style-name="P8"/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" svg:font-family=""/>
    <style:font-face style:name="Fira Code Light" svg:font-family="'Fira Code Light'"/>
    <style:font-face style:name="FreeSans1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Fira Code" svg:font-family="'Fira Code'" style:font-pitch="variable"/>
    <style:font-face style:name="Kalameh" svg:font-family="Kalameh" style:font-pitch="variable"/>
    <style:font-face style:name="Liberation Serif" svg:font-family="'Liberation Serif'" style:font-family-generic="roman" style:font-pitch="variable"/>
    <style:font-face style:name="IRANSansWeb2" svg:font-family="IRANSansWeb" style:font-adornments="Bold" style:font-family-generic="swiss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fa" number:country="IR">
      <number:number number:min-integer-digits="1"/>
    </number:number-style>
    <number:text-style style:name="N20100" number:language="fa" number:country="IR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Academic.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image-count="0" meta:object-count="0" meta:page-count="3" meta:paragraph-count="54" meta:word-count="217" meta:character-count="1054" meta:non-whitespace-character-count="893"/>
  </office:meta>
</office:document-meta>
</file>